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7F491BE634D777B2.png" manifest:media-type="image/png"/>
  <manifest:file-entry manifest:full-path="Pictures/100000000000000800000008C0729D6EA6283046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1.1215in"/>
    </style:style>
    <style:style style:name="Table5.B" style:family="table-column">
      <style:table-column-properties style:column-width="5.816in"/>
    </style:style>
    <style:style style:name="Table5.1" style:family="table-row">
      <style:table-row-properties style:min-row-height="1.125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9472in"/>
    </style:style>
    <style:style style:name="Table1" style:family="table">
      <style:table-properties style:width="6.87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5.1194in"/>
    </style:style>
    <style:style style:name="Table2.A1" style:family="table-cell">
      <style:table-cell-properties fo:padding="0.0382in" fo:border="none"/>
    </style:style>
    <style:style style:name="Table2.7" style:family="table-row">
      <style:table-row-properties style:min-row-height="0.4715in"/>
    </style:style>
    <style:style style:name="Table2.8" style:family="table-row">
      <style:table-row-properties style:min-row-height="0.5035in"/>
    </style:style>
    <style:style style:name="Table2.9" style:family="table-row">
      <style:table-row-properties style:min-row-height="0.2965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3.7396in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8d6809" officeooo:paragraph-rsid="0009a129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90a023" officeooo:paragraph-rsid="0009a129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811e01" officeooo:paragraph-rsid="00eeca49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79a3a0" officeooo:paragraph-rsid="00e5ab72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a95d3" officeooo:paragraph-rsid="00f6efd7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3a1f22" officeooo:paragraph-rsid="00eeca49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5b0362" officeooo:paragraph-rsid="0107ae10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27f31d" style:font-size-asian="9.60000038146973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8c881a" style:font-size-asian="9.60000038146973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10beab2" officeooo:paragraph-rsid="010beab2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normal" officeooo:rsid="001aad00" officeooo:paragraph-rsid="010a02b0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2b63d" officeooo:paragraph-rsid="0102094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107ae1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107ae10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107ae1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027f31d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11e1403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f43bfe" officeooo:paragraph-rsid="00eeca4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style:text-underline-style="none" officeooo:rsid="00a3b732" officeooo:paragraph-rsid="00e5ab72" style:font-size-asian="9.60000038146973pt" style:font-size-complex="11pt"/>
    </style:style>
    <style:style style:name="P21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style:text-underline-style="none" fo:font-weight="normal" officeooo:rsid="007a921a" officeooo:paragraph-rsid="00eeca49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style:text-underline-style="none" fo:font-weight="normal" officeooo:rsid="007a921a" officeooo:paragraph-rsid="0107ae1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officeooo:paragraph-rsid="00099b5f" style:font-size-asian="9.60000038146973pt" style:font-size-complex="11pt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8d6809" officeooo:paragraph-rsid="0009a129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811e01" officeooo:paragraph-rsid="00eeca49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3d0fe" officeooo:paragraph-rsid="00f6efd7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e3791" officeooo:paragraph-rsid="00e5ab72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3a1f22" officeooo:paragraph-rsid="00eeca49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b0362" officeooo:paragraph-rsid="0107ae10" style:font-size-asian="13pt" style:font-weight-asian="bold" style:font-size-complex="13pt" style:font-weight-complex="bold"/>
    </style:style>
    <style:style style:name="P3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10a045e" officeooo:paragraph-rsid="010a045e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style="normal" fo:font-weight="bold" officeooo:rsid="010beab2" officeooo:paragraph-rsid="010beab2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style="normal" fo:font-weight="bold" officeooo:rsid="0027f31d" officeooo:paragraph-rsid="0027f31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6pt" fo:font-weight="bold" officeooo:rsid="0090a023" officeooo:paragraph-rsid="0009a129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09a129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6pt" fo:font-weight="normal" officeooo:rsid="0051c756" officeooo:paragraph-rsid="0102094c" style:font-size-asian="5.25pt" style:font-weight-asian="normal" style:font-size-complex="6pt" style:font-weight-complex="normal"/>
    </style:style>
    <style:style style:name="P3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4226a"/>
    </style:style>
    <style:style style:name="P3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96c14"/>
    </style:style>
    <style:style style:name="P38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Serif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3pt" style:text-underline-style="none" fo:font-weight="bold" officeooo:rsid="00b6b3da" officeooo:paragraph-rsid="00b6b3da" style:font-size-asian="11.3500003814697pt" style:font-weight-asian="bold" style:font-size-complex="13pt" style:font-weight-complex="bold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5.25pt" style:font-style-asian="normal" style:font-weight-asian="norm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43" style:family="paragraph" style:parent-style-name="Standard">
      <style:paragraph-properties fo:line-height="100%"/>
      <style:text-properties style:font-name="Serif" fo:font-size="13pt" fo:font-weight="bold" officeooo:rsid="001816eb" officeooo:paragraph-rsid="00099b5f" style:font-size-asian="13pt" style:font-weight-asian="bold" style:font-size-complex="13pt" style:font-weight-complex="bold"/>
    </style:style>
    <style:style style:name="P44" style:family="paragraph" style:parent-style-name="Standard">
      <style:paragraph-properties fo:line-height="115%"/>
      <style:text-properties style:font-name="Serif" fo:font-size="13pt" fo:font-weight="bold" officeooo:rsid="008bc518" officeooo:paragraph-rsid="010a02b0" style:font-size-asian="13pt" style:font-weight-asian="bold" style:font-size-complex="13pt" style:font-weight-complex="bold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Serif" fo:font-size="13pt" fo:font-weight="bold" officeooo:rsid="002a3ec5" officeooo:paragraph-rsid="00099b5f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Serif" fo:font-size="2pt" fo:font-weight="normal" officeooo:rsid="001f3798" officeooo:paragraph-rsid="00099b5f" style:font-size-asian="1.75pt" style:font-weight-asian="normal" style:font-size-complex="2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Serif" fo:font-size="11pt" officeooo:rsid="00d937a6" officeooo:paragraph-rsid="00d937a6" style:font-size-asian="11pt" style:font-size-complex="11pt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Serif" fo:font-size="11pt" officeooo:rsid="0081bbc1" officeooo:paragraph-rsid="0120eb2b" style:font-size-asian="11pt" style:font-size-complex="11pt"/>
    </style:style>
    <style:style style:name="P49" style:family="paragraph" style:parent-style-name="Standard">
      <style:paragraph-properties fo:line-height="115%"/>
      <style:text-properties style:font-name="Serif" fo:font-size="11pt" officeooo:rsid="00811e01" officeooo:paragraph-rsid="0120eb2b" style:font-size-asian="11pt" style:font-size-complex="11pt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47169e" officeooo:paragraph-rsid="0120eb2b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f1e5a4" officeooo:paragraph-rsid="0120eb2b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f43bfe" officeooo:paragraph-rsid="0120eb2b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line-height="115%"/>
      <style:text-properties style:font-name="Serif" fo:font-size="11pt" fo:font-weight="normal" officeooo:rsid="008bc518" officeooo:paragraph-rsid="010a02b0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Serif" fo:font-size="11pt" fo:font-weight="bold" officeooo:rsid="00f1e5a4" officeooo:paragraph-rsid="0120eb2b" style:font-size-asian="9.60000038146973pt" style:font-weight-asian="bold" style:font-size-complex="11pt" style:font-weight-complex="bold"/>
    </style:style>
    <style:style style:name="P57" style:family="paragraph" style:parent-style-name="Standard">
      <style:paragraph-properties fo:line-height="115%"/>
      <style:text-properties style:font-name="Serif" fo:font-size="11pt" fo:font-weight="bold" officeooo:rsid="008bbaa0" officeooo:paragraph-rsid="010a02b0" style:font-size-asian="9.60000038146973pt" style:font-weight-asian="bold" style:font-size-complex="11pt" style:font-weight-complex="bold"/>
    </style:style>
    <style:style style:name="P58" style:family="paragraph" style:parent-style-name="Standard">
      <style:paragraph-properties fo:line-height="100%"/>
      <style:text-properties style:font-name="Serif" fo:font-size="11pt" fo:font-weight="bold" officeooo:rsid="001816eb" officeooo:paragraph-rsid="00099b5f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Serif" fo:font-size="11pt" fo:font-weight="bold" officeooo:rsid="002a3ec5" officeooo:paragraph-rsid="00099b5f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099b5f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099b5f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099b5f" style:font-weight-asian="normal" style:font-weight-complex="normal"/>
    </style:style>
    <style:style style:name="P63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099b5f"/>
    </style:style>
    <style:style style:name="P64" style:family="paragraph" style:parent-style-name="Standard" style:master-page-name="">
      <style:paragraph-properties fo:text-align="start" style:justify-single-word="false" style:page-number="auto"/>
      <style:text-properties style:font-name="Serif" fo:font-size="22pt" fo:font-weight="bold" officeooo:rsid="0015504e" officeooo:paragraph-rsid="00099b5f" style:font-size-asian="22pt" style:font-weight-asian="bold" style:font-size-complex="22pt" style:font-weight-complex="bold"/>
    </style:style>
    <style:style style:name="P65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Serif" fo:font-size="12pt" fo:font-weight="bold" officeooo:paragraph-rsid="0120eb2b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Serif" fo:font-size="11pt" officeooo:rsid="010beab2" officeooo:paragraph-rsid="010beab2" style:font-size-asian="9.60000038146973pt" style:font-size-complex="11pt"/>
    </style:style>
    <style:style style:name="P67" style:family="paragraph" style:parent-style-name="Table_20_Contents">
      <style:paragraph-properties fo:text-align="justify" style:justify-single-word="false"/>
      <style:text-properties style:font-name="Serif" fo:font-size="11pt" officeooo:rsid="010d8cff" officeooo:paragraph-rsid="010d8cff" style:font-size-asian="9.60000038146973pt" style:font-size-complex="11pt"/>
    </style:style>
    <style:style style:name="P68" style:family="paragraph" style:parent-style-name="Table_20_Contents">
      <style:paragraph-properties fo:text-align="justify" style:justify-single-word="false"/>
      <style:text-properties style:font-name="Serif" fo:font-size="11pt" officeooo:rsid="010fdac7" officeooo:paragraph-rsid="010fdac7" style:font-size-asian="9.60000038146973pt" style:font-size-complex="11pt"/>
    </style:style>
    <style:style style:name="P69" style:family="paragraph" style:parent-style-name="Table_20_Contents">
      <style:paragraph-properties fo:text-align="justify" style:justify-single-word="false"/>
      <style:text-properties style:font-name="Serif" fo:font-size="11pt" officeooo:rsid="010fe6bc" officeooo:paragraph-rsid="010fe6bc" style:font-size-asian="9.60000038146973pt" style:font-size-complex="11pt"/>
    </style:style>
    <style:style style:name="P70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rsid="00b38387" officeooo:paragraph-rsid="011c64c7" style:font-size-asian="9.60000038146973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rsid="0027f31d" officeooo:paragraph-rsid="011c64c7" style:font-size-asian="9.60000038146973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-0.0402in" fo:margin-right="0in" fo:line-height="115%" fo:text-align="justify" style:justify-single-word="false" fo:text-indent="0in" style:auto-text-indent="false" fo:background-color="transparent"/>
      <style:text-properties style:font-name="Serif" fo:font-size="11pt" fo:font-weight="bold" officeooo:rsid="00f1e5a4" officeooo:paragraph-rsid="0120eb2b" style:font-size-asian="9.60000038146973pt" style:font-weight-asian="bold" style:font-size-complex="11pt" style:font-weight-complex="bold"/>
    </style:style>
    <style:style style:name="P73" style:family="paragraph" style:parent-style-name="Standard">
      <loext:graphic-properties draw:fill="none"/>
      <style:paragraph-properties fo:margin-left="-0.0402in" fo:margin-right="0in" fo:line-height="115%" fo:text-align="justify" style:justify-single-word="false" fo:text-indent="0in" style:auto-text-indent="false" fo:background-color="transparent"/>
      <style:text-properties style:font-name="Serif" fo:font-size="11pt" fo:font-weight="bold" officeooo:rsid="0081bbc1" officeooo:paragraph-rsid="0120eb2b" style:font-size-asian="11pt" style:font-weight-asian="bold" style:font-size-complex="11pt" style:font-weight-complex="bold"/>
    </style:style>
    <style:style style:name="P74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2ed42b" officeooo:paragraph-rsid="00099b5f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31b9e0" officeooo:paragraph-rsid="00099b5f" style:font-size-asian="11pt" style:font-weight-asian="normal" style:font-size-complex="11pt" style:font-weight-complex="normal"/>
    </style:style>
    <style:style style:name="P76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341568" officeooo:paragraph-rsid="00099b5f" style:font-size-asian="11pt" style:font-weight-asian="normal" style:font-size-complex="11pt" style:font-weight-complex="normal"/>
    </style:style>
    <style:style style:name="P77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7d3684" officeooo:paragraph-rsid="00c0c854" style:font-size-asian="11pt" style:font-weight-asian="normal" style:font-size-complex="11pt" style:font-weight-complex="normal"/>
    </style:style>
    <style:style style:name="P78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>
        <style:tab-stops>
          <style:tab-stop style:position="1.8173in"/>
        </style:tab-stops>
      </style:paragraph-properties>
      <style:text-properties style:font-name="Serif" fo:font-size="11pt" fo:letter-spacing="normal" fo:font-weight="normal" officeooo:rsid="00d1ad48" officeooo:paragraph-rsid="00c0c854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-0.0402in" fo:margin-right="0in" fo:margin-top="0in" fo:margin-bottom="0in" loext:contextual-spacing="false" fo:text-indent="0in" style:auto-text-indent="false" fo:background-color="transparent"/>
      <style:text-properties style:font-name="Serif" fo:font-size="11pt" style:font-size-asian="11pt" style:font-size-complex="11pt"/>
    </style:style>
    <style:style style:name="P80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/>
      <style:text-properties style:font-name="Serif" fo:font-size="11pt" fo:font-weight="bold" officeooo:rsid="01226a6d" officeooo:paragraph-rsid="01226a6d" style:font-size-asian="9.60000038146973pt" style:font-weight-asian="bold" style:font-size-complex="11pt" style:font-weight-complex="bold"/>
    </style:style>
    <style:style style:name="P81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beab2" officeooo:paragraph-rsid="010beab2" style:font-size-asian="9.60000038146973pt" style:font-weight-asian="bold" style:font-size-complex="11pt" style:font-weight-complex="bold"/>
    </style:style>
    <style:style style:name="P82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fdac7" officeooo:paragraph-rsid="010fdac7" style:font-size-asian="9.60000038146973pt" style:font-weight-asian="bold" style:font-size-complex="11pt" style:font-weight-complex="bold"/>
    </style:style>
    <style:style style:name="P83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d8cff" officeooo:paragraph-rsid="010d8cff" style:font-size-asian="9.60000038146973pt" style:font-weight-asian="bold" style:font-size-complex="11pt" style:font-weight-complex="bold"/>
    </style:style>
    <style:style style:name="P84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fe6bc" officeooo:paragraph-rsid="010fe6bc" style:font-size-asian="9.60000038146973pt" style:font-weight-asian="bold" style:font-size-complex="11pt" style:font-weight-complex="bold"/>
    </style:style>
    <style:style style:name="P85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officeooo:rsid="010beab2" officeooo:paragraph-rsid="010beab2" style:font-size-asian="9.60000038146973pt" style:font-size-complex="11pt"/>
    </style:style>
    <style:style style:name="P86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f6efd7"/>
    </style:style>
    <style:style style:name="P87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8c881a"/>
    </style:style>
    <style:style style:name="P88" style:family="paragraph" style:parent-style-name="Standard" style:list-style-name="L6">
      <style:paragraph-properties fo:margin-left="0in" fo:margin-right="0in" fo:line-height="100%" fo:text-align="justify" style:justify-single-word="false" fo:text-indent="0in" style:auto-text-indent="false"/>
      <style:text-properties officeooo:paragraph-rsid="00e5ab72"/>
    </style:style>
    <style:style style:name="P89" style:family="paragraph" style:parent-style-name="Standard" style:list-style-name="L6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ec2aee"/>
    </style:style>
    <style:style style:name="P90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91" style:family="paragraph" style:parent-style-name="Standard" style:list-style-name="L8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92" style:family="paragraph" style:parent-style-name="Standard" style:list-style-name="L8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eeca49"/>
    </style:style>
    <style:style style:name="P93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fo:font-weight="normal" officeooo:paragraph-rsid="00f6efd7" style:font-weight-asian="normal" style:font-weight-complex="normal"/>
    </style:style>
    <style:style style:name="P94" style:family="paragraph" style:parent-style-name="Standard" style:list-style-name="L6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ee3791" officeooo:paragraph-rsid="00ea4b10" style:font-size-asian="9.60000038146973pt" style:font-weight-asian="bold" style:font-size-complex="11pt" style:font-weight-complex="bold"/>
    </style:style>
    <style:style style:name="P95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811e01" officeooo:paragraph-rsid="0107ae10" style:font-size-asian="9.60000038146973pt" style:font-weight-asian="bold" style:font-size-complex="11pt" style:font-weight-complex="bold"/>
    </style:style>
    <style:style style:name="P96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107ae10" style:font-size-asian="11pt" style:font-weight-asian="bold" style:font-size-complex="11pt" style:font-weight-complex="bold"/>
    </style:style>
    <style:style style:name="P97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107ae10" style:font-size-asian="11pt" style:font-weight-asian="bold" style:font-size-complex="11pt" style:font-weight-complex="bold"/>
    </style:style>
    <style:style style:name="P98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107ae10" style:font-size-asian="11pt" style:font-weight-asian="bold" style:font-size-complex="11pt" style:font-weight-complex="bold"/>
    </style:style>
    <style:style style:name="P99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107ae10" style:font-size-asian="11pt" style:font-weight-asian="bold" style:font-size-complex="11pt" style:font-weight-complex="bold"/>
    </style:style>
    <style:style style:name="P100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107ae10" style:font-size-asian="11pt" style:font-weight-asian="bold" style:font-size-complex="11pt" style:font-weight-complex="bold"/>
    </style:style>
    <style:style style:name="P101" style:family="paragraph" style:parent-style-name="Standard" style:list-style-name="L6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Serif" fo:font-size="11pt" fo:font-weight="normal" officeooo:rsid="001aad00" officeooo:paragraph-rsid="00ec2aee" style:font-size-asian="9.60000038146973pt" style:font-weight-asian="normal" style:font-size-complex="11pt" style:font-weight-complex="normal"/>
    </style:style>
    <style:style style:name="P102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0b826" officeooo:paragraph-rsid="00eeca49" style:font-size-asian="9.60000038146973pt" style:font-weight-asian="normal" style:font-size-complex="11pt" style:font-weight-complex="normal"/>
    </style:style>
    <style:style style:name="P103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25e6d" officeooo:paragraph-rsid="00eeca49" style:font-size-asian="9.60000038146973pt" style:font-weight-asian="normal" style:font-size-complex="11pt" style:font-weight-complex="normal"/>
    </style:style>
    <style:style style:name="P104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7c29c" officeooo:paragraph-rsid="00eeca49" style:font-size-asian="9.60000038146973pt" style:font-weight-asian="normal" style:font-size-complex="11pt" style:font-weight-complex="normal"/>
    </style:style>
    <style:style style:name="P105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e19ec" officeooo:paragraph-rsid="00eeca49" style:font-size-asian="9.60000038146973pt" style:font-weight-asian="normal" style:font-size-complex="11pt" style:font-weight-complex="normal"/>
    </style:style>
    <style:style style:name="P106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107ae10" style:font-size-asian="11pt" style:font-weight-asian="normal" style:font-size-complex="11pt" style:font-weight-complex="normal"/>
    </style:style>
    <style:style style:name="P107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107ae10" style:font-size-asian="11pt" style:font-weight-asian="normal" style:font-size-complex="11pt" style:font-weight-complex="normal"/>
    </style:style>
    <style:style style:name="P108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107ae10" style:font-size-asian="11pt" style:font-weight-asian="normal" style:font-size-complex="11pt" style:font-weight-complex="normal"/>
    </style:style>
    <style:style style:name="P109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61cde" officeooo:paragraph-rsid="0107ae10" style:font-size-asian="11pt" style:font-weight-asian="normal" style:font-size-complex="11pt" style:font-weight-complex="normal"/>
    </style:style>
    <style:style style:name="P110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Standard" style:list-style-name="L8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2pt" fo:font-weight="bold" officeooo:rsid="007924d5" officeooo:paragraph-rsid="00eeca49" style:font-size-asian="10.5pt" style:font-weight-asian="bold" style:font-size-complex="12pt" style:font-weight-complex="bold"/>
    </style:style>
    <style:style style:name="P114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rsid="00935016" officeooo:paragraph-rsid="00935016"/>
    </style:style>
    <style:style style:name="P115" style:family="paragraph" style:parent-style-name="Standard" style:list-style-name="L2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6" style:family="paragraph" style:parent-style-name="Standard" style:list-style-name="L3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7" style:family="paragraph" style:parent-style-name="Standard" style:list-style-name="L4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8" style:family="paragraph" style:parent-style-name="Standard" style:list-style-name="L5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9" style:family="paragraph" style:parent-style-name="Standard" style:list-style-name="L6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fo:font-size="11pt" style:text-underline-style="none" fo:font-weight="bold" officeooo:rsid="00efafd2" officeooo:paragraph-rsid="00e5ab72" style:font-size-asian="9.60000038146973pt" style:font-weight-asian="bold" style:font-size-complex="11pt" style:font-weight-complex="bold"/>
    </style:style>
    <style:style style:name="P120" style:family="paragraph" style:parent-style-name="Standard" style:list-style-name="L8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eeca49" style:font-size-asian="9.60000038146973pt" style:font-weight-asian="normal" style:font-size-complex="11pt" style:font-weight-complex="normal"/>
    </style:style>
    <style:style style:name="P121" style:family="paragraph" style:parent-style-name="Standard" style:list-style-name="L8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122" style:family="paragraph" style:parent-style-name="Standard" style:list-style-name="L7" style:master-page-name="">
      <loext:graphic-properties draw:fill="none"/>
      <style:paragraph-properties fo:margin-left="0.5618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23" style:family="paragraph" style:parent-style-name="Standard" style:list-style-name="L7">
      <loext:graphic-properties draw:fill="none"/>
      <style:paragraph-properties fo:margin-left="0.5618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24" style:family="paragraph" style:parent-style-name="Standard" style:list-style-name="L6" style:master-page-name="">
      <loext:graphic-properties draw:fill="none"/>
      <style:paragraph-properties fo:margin-left="0.75in" fo:margin-right="0in" fo:line-height="100%" fo:text-align="justify" style:justify-single-word="false" fo:text-indent="-0.1866in" style:auto-text-indent="false" style:page-number="auto" fo:background-color="transparent">
        <style:tab-stops>
          <style:tab-stop style:position="0.25in"/>
        </style:tab-stops>
      </style:paragraph-properties>
      <style:text-properties officeooo:paragraph-rsid="012fbd89"/>
    </style:style>
    <style:style style:name="P125" style:family="paragraph" style:parent-style-name="Standard" style:list-style-name="L6">
      <loext:graphic-properties draw:fill="none"/>
      <style:paragraph-properties fo:margin-left="0.75in" fo:margin-right="0in" fo:line-height="100%" fo:text-align="justify" style:justify-single-word="false" fo:text-indent="-0.1866in" style:auto-text-indent="false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26" style:family="paragraph">
      <loext:graphic-properties draw:fill="none" draw:fill-color="#ffffff"/>
    </style:style>
    <style:style style:name="P127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officeooo:rsid="005531ed"/>
    </style:style>
    <style:style style:name="T2" style:family="text">
      <style:text-properties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4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5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6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7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8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9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10" style:family="text">
      <style:text-properties style:font-name="Serif" fo:font-size="11pt" style:text-underline-style="none" fo:font-weight="normal" officeooo:rsid="00348859" style:font-size-asian="11pt" style:font-weight-asian="normal" style:font-size-complex="11pt" style:font-weight-complex="normal"/>
    </style:style>
    <style:style style:name="T11" style:family="text">
      <style:text-properties style:font-name="Serif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12" style:family="text">
      <style:text-properties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3" style:family="text">
      <style:text-properties style:font-name="Serif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14" style:family="text">
      <style:text-properties style:font-name="Serif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15" style:family="text">
      <style:text-properties style:font-name="Serif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16" style:family="text">
      <style:text-properties style:font-name="Serif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17" style:family="text">
      <style:text-properties style:font-name="Serif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18" style:family="text">
      <style:text-properties style:font-name="Serif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19" style:family="text">
      <style:text-properties style:font-name="Serif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20" style:family="text">
      <style:text-properties style:font-name="Serif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21" style:family="text">
      <style:text-properties style:font-name="Serif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22" style:family="text">
      <style:text-properties style:font-name="Serif" fo:font-size="11pt" style:text-underline-style="none" fo:font-weight="normal" officeooo:rsid="00824a24" style:font-size-asian="11pt" style:font-weight-asian="normal" style:font-size-complex="11pt" style:font-weight-complex="normal"/>
    </style:style>
    <style:style style:name="T23" style:family="text">
      <style:text-properties style:font-name="Serif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24" style:family="text">
      <style:text-properties style:font-name="Serif" fo:font-size="11pt" style:text-underline-style="none" fo:font-weight="normal" officeooo:rsid="00348859" style:font-size-asian="9.60000038146973pt" style:font-weight-asian="normal" style:font-size-complex="11pt" style:font-weight-complex="normal"/>
    </style:style>
    <style:style style:name="T25" style:family="text">
      <style:text-properties style:font-name="Serif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26" style:family="text">
      <style:text-properties style:font-name="Serif" fo:font-size="11pt" style:text-underline-style="none" style:font-size-asian="11pt" style:font-size-complex="11pt"/>
    </style:style>
    <style:style style:name="T27" style:family="text">
      <style:text-properties style:font-name="Serif" fo:font-size="11pt" style:text-underline-style="none" officeooo:rsid="0024fc74" style:font-size-asian="11pt" style:font-size-complex="11pt"/>
    </style:style>
    <style:style style:name="T28" style:family="text">
      <style:text-properties style:font-name="Serif" fo:font-size="11pt" style:text-underline-style="none" officeooo:rsid="009e2be9" style:font-size-asian="11pt" style:font-size-complex="11pt"/>
    </style:style>
    <style:style style:name="T29" style:family="text">
      <style:text-properties style:font-name="Serif" fo:font-size="11pt" style:text-underline-style="none" officeooo:rsid="00adab06" style:font-size-asian="11pt" style:font-size-complex="11pt"/>
    </style:style>
    <style:style style:name="T30" style:family="text">
      <style:text-properties style:font-name="Serif" fo:font-size="11pt" style:text-underline-style="none" officeooo:rsid="00aef97e" style:font-size-asian="11pt" style:font-size-complex="11pt"/>
    </style:style>
    <style:style style:name="T31" style:family="text">
      <style:text-properties style:font-name="Serif" fo:font-size="11pt" style:text-underline-style="none" officeooo:rsid="00b11eac" style:font-size-asian="11pt" style:font-size-complex="11pt"/>
    </style:style>
    <style:style style:name="T32" style:family="text">
      <style:text-properties style:font-name="Serif" fo:font-size="11pt" style:text-underline-style="none" officeooo:rsid="0084226a" style:font-size-asian="11pt" style:font-size-complex="11pt"/>
    </style:style>
    <style:style style:name="T33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34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35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36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37" style:family="text">
      <style:text-properties style:font-name="Serif" fo:font-size="11pt" style:text-underline-style="none" fo:font-weight="bold" officeooo:rsid="00605768" style:font-size-asian="11pt" style:font-weight-asian="bold" style:font-size-complex="11pt" style:font-weight-complex="bold"/>
    </style:style>
    <style:style style:name="T38" style:family="text">
      <style:text-properties style:font-name="Serif" fo:font-size="11pt" style:text-underline-style="none" fo:font-weight="bold" officeooo:rsid="0061e4ca" style:font-size-asian="11pt" style:font-weight-asian="bold" style:font-size-complex="11pt" style:font-weight-complex="bold"/>
    </style:style>
    <style:style style:name="T39" style:family="text">
      <style:text-properties style:font-name="Serif" fo:font-size="11pt" style:text-underline-style="none" fo:font-weight="bold" officeooo:rsid="006a3b64" style:font-size-asian="11pt" style:font-weight-asian="bold" style:font-size-complex="11pt" style:font-weight-complex="bold"/>
    </style:style>
    <style:style style:name="T40" style:family="text">
      <style:text-properties style:font-name="Serif" fo:font-size="11pt" style:text-underline-style="none" fo:font-weight="bold" officeooo:rsid="006bab11" style:font-size-asian="11pt" style:font-weight-asian="bold" style:font-size-complex="11pt" style:font-weight-complex="bold"/>
    </style:style>
    <style:style style:name="T41" style:family="text">
      <style:text-properties style:font-name="Serif" fo:font-size="11pt" style:text-underline-style="none" fo:font-weight="bold" officeooo:rsid="00754a03" style:font-size-asian="11pt" style:font-weight-asian="bold" style:font-size-complex="11pt" style:font-weight-complex="bold"/>
    </style:style>
    <style:style style:name="T42" style:family="text">
      <style:text-properties style:font-name="Serif" fo:font-size="11pt" style:text-underline-style="none" fo:font-weight="bold" officeooo:rsid="007b862a" style:font-size-asian="11pt" style:font-weight-asian="bold" style:font-size-complex="11pt" style:font-weight-complex="bold"/>
    </style:style>
    <style:style style:name="T43" style:family="text">
      <style:text-properties style:font-name="Serif" fo:font-size="11pt" style:text-underline-style="none" fo:font-weight="bold" officeooo:rsid="0084226a" style:font-size-asian="11pt" style:font-weight-asian="bold" style:font-size-complex="11pt" style:font-weight-complex="bold"/>
    </style:style>
    <style:style style:name="T44" style:family="text">
      <style:text-properties style:font-name="Serif" fo:font-size="11pt" style:text-underline-style="none" fo:font-weight="bold" officeooo:rsid="00850711" style:font-size-asian="11pt" style:font-weight-asian="bold" style:font-size-complex="11pt" style:font-weight-complex="bold"/>
    </style:style>
    <style:style style:name="T45" style:family="text">
      <style:text-properties style:font-name="Serif" fo:font-size="11pt" style:text-underline-style="none" fo:font-weight="bold" officeooo:rsid="00824a24" style:font-size-asian="11pt" style:font-weight-asian="bold" style:font-size-complex="11pt" style:font-weight-complex="bold"/>
    </style:style>
    <style:style style:name="T46" style:family="text">
      <style:text-properties style:font-name="Serif" fo:font-size="11pt" style:text-underline-style="none" fo:font-weight="bold" officeooo:rsid="004a95d3" style:font-size-asian="9.60000038146973pt" style:font-weight-asian="bold" style:font-size-complex="11pt" style:font-weight-complex="bold"/>
    </style:style>
    <style:style style:name="T47" style:family="text">
      <style:text-properties style:font-name="Serif" fo:font-size="11pt" style:text-underline-style="none" fo:font-weight="bold" officeooo:rsid="004b94ff" style:font-size-asian="9.60000038146973pt" style:font-weight-asian="bold" style:font-size-complex="11pt" style:font-weight-complex="bold"/>
    </style:style>
    <style:style style:name="T48" style:family="text">
      <style:text-properties style:font-name="Serif" fo:font-size="11pt" style:text-underline-style="none" fo:font-weight="bold" officeooo:rsid="0050b826" style:font-size-asian="9.60000038146973pt" style:font-weight-asian="bold" style:font-size-complex="11pt" style:font-weight-complex="bold"/>
    </style:style>
    <style:style style:name="T49" style:family="text">
      <style:text-properties style:font-name="Serif" fo:font-size="11pt" style:text-underline-style="none" fo:font-weight="bold" officeooo:rsid="00fd6c52" style:font-size-asian="9.60000038146973pt" style:font-weight-asian="bold" style:font-size-complex="11pt" style:font-weight-complex="bold"/>
    </style:style>
    <style:style style:name="T50" style:family="text">
      <style:text-properties style:font-name="Serif" fo:font-size="11pt" style:text-underline-style="none" fo:font-weight="bold" officeooo:rsid="00ff3339" style:font-size-asian="9.60000038146973pt" style:font-weight-asian="bold" style:font-size-complex="11pt" style:font-weight-complex="bold"/>
    </style:style>
    <style:style style:name="T51" style:family="text">
      <style:text-properties style:font-name="Serif" fo:font-size="11pt" style:text-underline-style="none" officeooo:rsid="004a95d3" style:font-size-asian="9.60000038146973pt" style:font-size-complex="11pt"/>
    </style:style>
    <style:style style:name="T52" style:family="text">
      <style:text-properties style:font-name="Serif" fo:font-size="11pt" style:text-underline-style="none" officeooo:rsid="004b94ff" style:font-size-asian="9.60000038146973pt" style:font-size-complex="11pt"/>
    </style:style>
    <style:style style:name="T53" style:family="text">
      <style:text-properties style:font-name="Serif" fo:font-size="11pt" style:text-underline-style="none" officeooo:rsid="004d8056" style:font-size-asian="9.60000038146973pt" style:font-size-complex="11pt"/>
    </style:style>
    <style:style style:name="T54" style:family="text">
      <style:text-properties style:font-name="Serif" fo:font-size="11pt" fo:font-weight="normal" style:font-size-asian="9.60000038146973pt" style:font-weight-asian="normal" style:font-size-complex="11pt" style:font-weight-complex="normal"/>
    </style:style>
    <style:style style:name="T55" style:family="text">
      <style:text-properties style:font-name="Serif" fo:font-size="11pt" fo:font-weight="normal" officeooo:rsid="004a95d3" style:font-size-asian="9.60000038146973pt" style:font-weight-asian="normal" style:font-size-complex="11pt" style:font-weight-complex="normal"/>
    </style:style>
    <style:style style:name="T56" style:family="text">
      <style:text-properties style:font-name="Serif" fo:font-size="11pt" fo:font-weight="normal" officeooo:rsid="0090a023" style:font-size-asian="9.60000038146973pt" style:font-weight-asian="normal" style:font-size-complex="11pt" style:font-weight-complex="normal"/>
    </style:style>
    <style:style style:name="T57" style:family="text">
      <style:text-properties style:font-name="Serif" fo:font-size="11pt" fo:font-weight="normal" officeooo:rsid="008e5bdd" style:font-size-asian="9.60000038146973pt" style:font-weight-asian="normal" style:font-size-complex="11pt" style:font-weight-complex="normal"/>
    </style:style>
    <style:style style:name="T58" style:family="text">
      <style:text-properties style:font-name="Serif" fo:font-size="11pt" fo:font-weight="normal" officeooo:rsid="0094b5b7" style:font-size-asian="9.60000038146973pt" style:font-weight-asian="normal" style:font-size-complex="11pt" style:font-weight-complex="normal"/>
    </style:style>
    <style:style style:name="T59" style:family="text">
      <style:text-properties style:font-name="Serif" fo:font-size="11pt" fo:font-weight="normal" officeooo:rsid="0050b826" style:font-size-asian="9.60000038146973pt" style:font-weight-asian="normal" style:font-size-complex="11pt" style:font-weight-complex="normal"/>
    </style:style>
    <style:style style:name="T60" style:family="text">
      <style:text-properties style:font-name="Serif" fo:font-size="11pt" fo:font-weight="normal" officeooo:rsid="005c2747" style:font-size-asian="9.60000038146973pt" style:font-weight-asian="normal" style:font-size-complex="11pt" style:font-weight-complex="normal"/>
    </style:style>
    <style:style style:name="T61" style:family="text">
      <style:text-properties style:font-name="Serif" fo:font-size="11pt" fo:font-weight="bold" style:font-size-asian="9.60000038146973pt" style:font-weight-asian="bold" style:font-size-complex="11pt" style:font-weight-complex="bold"/>
    </style:style>
    <style:style style:name="T62" style:family="text">
      <style:text-properties style:font-name="Serif" fo:font-size="11pt" fo:font-weight="bold" officeooo:rsid="0090a023" style:font-size-asian="9.60000038146973pt" style:font-weight-asian="bold" style:font-size-complex="11pt" style:font-weight-complex="bold"/>
    </style:style>
    <style:style style:name="T63" style:family="text">
      <style:text-properties style:font-name="Serif" fo:font-size="11pt" fo:font-weight="bold" officeooo:rsid="008e5bdd" style:font-size-asian="9.60000038146973pt" style:font-weight-asian="bold" style:font-size-complex="11pt" style:font-weight-complex="bold"/>
    </style:style>
    <style:style style:name="T64" style:family="text">
      <style:text-properties style:font-name="Serif" fo:font-size="11pt" style:font-size-asian="9.60000038146973pt" style:font-size-complex="11pt"/>
    </style:style>
    <style:style style:name="T65" style:family="text">
      <style:text-properties style:font-name="Serif" fo:font-size="11pt" officeooo:rsid="008e5bdd" style:font-size-asian="9.60000038146973pt" style:font-size-complex="11pt"/>
    </style:style>
    <style:style style:name="T66" style:family="text">
      <style:text-properties style:font-name="Serif" style:text-underline-style="none"/>
    </style:style>
    <style:style style:name="T67" style:family="text">
      <style:text-properties style:font-name="Serif" officeooo:rsid="00ea4b10"/>
    </style:style>
    <style:style style:name="T68" style:family="text">
      <style:text-properties style:font-name="Serif" officeooo:rsid="00ec2aee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465dfe" style:font-weight-asian="normal" style:font-weight-complex="normal"/>
    </style:style>
    <style:style style:name="T71" style:family="text">
      <style:text-properties fo:font-weight="normal" officeooo:rsid="0047169e" style:font-weight-asian="normal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58e717" style:font-weight-asian="bold" style:font-weight-complex="bold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style:font-size-asian="11pt"/>
    </style:style>
    <style:style style:name="T76" style:family="text">
      <style:text-properties style:text-underline-style="none" officeooo:rsid="003cdb35" style:font-size-asian="11pt"/>
    </style:style>
    <style:style style:name="T77" style:family="text">
      <style:text-properties style:text-underline-style="none" officeooo:rsid="0043ee31" style:font-size-asian="11pt"/>
    </style:style>
    <style:style style:name="T78" style:family="text">
      <style:text-properties style:text-underline-style="none" officeooo:rsid="006d7a85" style:font-size-asian="11pt"/>
    </style:style>
    <style:style style:name="T79" style:family="text">
      <style:text-properties style:text-underline-style="none" fo:font-weight="bold" style:font-weight-asian="bold" style:font-weight-complex="bold"/>
    </style:style>
    <style:style style:name="T80" style:family="text">
      <style:text-properties style:text-underline-style="none" fo:font-weight="bold" style:font-size-asian="11pt" style:font-weight-asian="bold" style:font-weight-complex="bold"/>
    </style:style>
    <style:style style:name="T81" style:family="text">
      <style:text-properties style:text-underline-style="none" fo:font-weight="bold" officeooo:rsid="007b862a" style:font-size-asian="11pt" style:font-weight-asian="bold" style:font-weight-complex="bold"/>
    </style:style>
    <style:style style:name="T82" style:family="text">
      <style:text-properties officeooo:rsid="00c92c92"/>
    </style:style>
    <style:style style:name="T83" style:family="text">
      <style:text-properties style:text-position="super 58%"/>
    </style:style>
    <style:style style:name="T84" style:family="text">
      <style:text-properties style:text-position="super 58%" fo:font-weight="normal" officeooo:rsid="0047169e" style:font-weight-asian="normal" style:font-weight-complex="normal"/>
    </style:style>
    <style:style style:name="T85" style:family="text">
      <style:text-properties style:text-position="super 58%" officeooo:rsid="0111725d"/>
    </style:style>
    <style:style style:name="T86" style:family="text">
      <style:text-properties officeooo:rsid="00221c4b"/>
    </style:style>
    <style:style style:name="T87" style:family="text">
      <style:text-properties fo:font-size="13pt" style:font-size-asian="13pt" style:font-size-complex="13pt"/>
    </style:style>
    <style:style style:name="T88" style:family="text">
      <style:text-properties fo:font-size="13pt" officeooo:rsid="009c51e0" style:font-size-asian="13pt" style:font-size-complex="13pt"/>
    </style:style>
    <style:style style:name="T89" style:family="text">
      <style:text-properties officeooo:rsid="00579383"/>
    </style:style>
    <style:style style:name="T90" style:family="text">
      <style:text-properties style:text-line-through-style="none" style:text-line-through-type="none"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91" style:family="text">
      <style:text-properties style:text-line-through-style="none" style:text-line-through-type="none"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92" style:family="text">
      <style:text-properties style:text-line-through-style="none" style:text-line-through-type="none" style:font-name="Serif" style:text-underline-style="none" fo:font-weight="normal" style:font-weight-asian="normal" style:font-weight-complex="normal"/>
    </style:style>
    <style:style style:name="T93" style:family="text">
      <style:text-properties style:text-line-through-style="none" style:text-line-through-type="none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94" style:family="text">
      <style:text-properties officeooo:rsid="008ae16d"/>
    </style:style>
    <style:style style:name="T95" style:family="text">
      <style:text-properties officeooo:rsid="009bc11f"/>
    </style:style>
    <style:style style:name="T96" style:family="text">
      <style:text-properties officeooo:rsid="00a28395"/>
    </style:style>
    <style:style style:name="T97" style:family="text">
      <style:text-properties officeooo:rsid="00a564ec"/>
    </style:style>
    <style:style style:name="T98" style:family="text">
      <style:text-properties officeooo:rsid="00b3970d"/>
    </style:style>
    <style:style style:name="T99" style:family="text">
      <style:text-properties officeooo:rsid="00b842d0"/>
    </style:style>
    <style:style style:name="T100" style:family="text">
      <style:text-properties officeooo:rsid="00da4df0"/>
    </style:style>
    <style:style style:name="T101" style:family="text">
      <style:text-properties officeooo:rsid="00de5f96"/>
    </style:style>
    <style:style style:name="T102" style:family="text">
      <style:text-properties officeooo:rsid="00e85ba1"/>
    </style:style>
    <style:style style:name="T10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04" style:family="text">
      <style:text-properties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105" style:family="text">
      <style:text-properties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106" style:family="text">
      <style:text-properties fo:font-size="11pt" style:text-underline-style="none" officeooo:rsid="007a921a" style:font-size-asian="11pt" style:font-size-complex="11pt"/>
    </style:style>
    <style:style style:name="T107" style:family="text">
      <style:text-properties fo:font-size="11pt" style:text-underline-style="none" officeooo:rsid="007b862a" style:font-size-asian="11pt" style:font-size-complex="11pt"/>
    </style:style>
    <style:style style:name="T108" style:family="text">
      <style:text-properties officeooo:rsid="00f099cf"/>
    </style:style>
    <style:style style:name="T109" style:family="text">
      <style:text-properties officeooo:rsid="00f1e5a4"/>
    </style:style>
    <style:style style:name="T110" style:family="text">
      <style:text-properties officeooo:rsid="00f2ec7b"/>
    </style:style>
    <style:style style:name="T111" style:family="text">
      <style:text-properties officeooo:rsid="00f41e41"/>
    </style:style>
    <style:style style:name="T112" style:family="text">
      <style:text-properties officeooo:rsid="00f4812e"/>
    </style:style>
    <style:style style:name="T113" style:family="text">
      <style:text-properties officeooo:rsid="0100f71d"/>
    </style:style>
    <style:style style:name="T114" style:family="text">
      <style:text-properties officeooo:rsid="0111725d"/>
    </style:style>
    <style:style style:name="T115" style:family="text">
      <style:text-properties officeooo:rsid="011a85d6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f4812e" style:font-style-asian="italic" style:font-style-complex="italic"/>
    </style:style>
    <style:style style:name="T1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Image1" text:anchor-type="paragraph" svg:x="5.4909in" svg:y="0.0984in" svg:width="1.4453in" svg:height="1.4752in" draw:z-index="4"><draw:image xlink:href="../../../Pictures/Habibur_Rahman%20(copy).png" xlink:type="simple" xlink:show="embed" xlink:actuate="onLoad"/></draw:frame>Habibur Rahman</text:p>
      <text:p text:style-name="P46"/>
      <text:p text:style-name="P60"><draw:frame draw:style-name="fr2" draw:name="Image2" text:anchor-type="paragraph" svg:x="0.0689in" svg:width="0.1591in" svg:height="0.1591in" draw:z-index="0"><draw:image xlink:href="Pictures/100002010000020000000200EAFCECD4BA9CE141.png" xlink:type="simple" xlink:show="embed" xlink:actuate="onLoad"/></draw:frame>Rajshahi, Bangladesh</text:p>
      <text:p text:style-name="P63"><draw:frame draw:style-name="fr2" draw:name="Image3" text:anchor-type="paragraph" svg:x="0.0693in" svg:width="0.1638in" svg:height="0.1638in" draw:z-index="1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3">habib_cse_ruet@yahoo.com</text:span></text:a></text:p>
      <text:p text:style-name="P61"><draw:frame draw:style-name="fr3" draw:name="Image4" text:anchor-type="char" svg:x="0.0602in" svg:width="0.1728in" svg:height="0.172in" draw:z-index="2"><draw:image xlink:href="Pictures/10000201000002000000020085903BD35AF64E5F.png" xlink:type="simple" xlink:show="embed" xlink:actuate="onLoad"/></draw:frame>+880 1739 83 48 66</text:p>
      <text:p text:style-name="P62"><draw:frame draw:style-name="fr3" draw:name="Image5" text:anchor-type="char" svg:x="0.0701in" svg:width="0.1709in" svg:height="0.1709in" draw:z-index="3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27">http://habib.tech</text:span></text:a></text:p>
      <text:p text:style-name="P39"/>
      <text:p text:style-name="P40">Objective</text:p>
      <text:p text:style-name="P38">To secure a position where I can <text:span text:style-name="T100">use</text:span> my analytical skills,<text:span text:style-name="T99"> abilities and experiences to tech students.</text:span></text:p>
      <text:p text:style-name="P38"/>
      <text:p text:style-name="P43">Summary</text:p>
      <text:p text:style-name="P58"/>
      <text:p text:style-name="P47"><text:span text:style-name="T69">I’m </text:span><text:span text:style-name="T72">Habibur Rahman</text:span><text:span text:style-name="T69">, an undergraduate student at </text:span><text:span text:style-name="T72">Computer Science &amp; Engineering</text:span><text:span text:style-name="T69"> at </text:span><text:span text:style-name="T72">Rajshahi University of Engineering &amp; Technology</text:span><text:span text:style-name="T69">. I have an excellent academic profile. Currently, I am researching in </text:span><text:span text:style-name="T72">Natural Language Processing</text:span><text:span text:style-name="T69">. My current research topic is “</text:span><text:span text:style-name="T72">Learning to Solve Percentage Word Problem by Parsing into Equations”</text:span><text:span text:style-name="T69">. I have a great interest on </text:span><text:span text:style-name="T72">Algorithm</text:span><text:span text:style-name="T69">, </text:span><text:span text:style-name="T72">Data Science</text:span><text:span text:style-name="T69">, </text:span><text:span text:style-name="T72">Machine Learning</text:span><text:span text:style-name="T69"> and </text:span><text:span text:style-name="T72">Sentiment Mining</text:span><text:span text:style-name="T69">.</text:span></text:p>
      <text:p text:style-name="P52"/>
      <text:p text:style-name="P50">I love to <text:span text:style-name="T101">teach whatever I know, </text:span>take challenges and learn <text:span text:style-name="T94">something new</text:span>.</text:p>
      <text:p text:style-name="P50"/>
      <text:p text:style-name="P25">Education<text:span text:style-name="T96">s</text:span></text:p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3">201<text:span text:style-name="T109">2</text:span>-201<text:span text:style-name="T109">3</text:span></text:p>
          </table:table-cell>
          <table:table-cell table:style-name="Table5.A1" office:value-type="string">
            <text:p text:style-name="P65">Rajshahi University of Engineering &amp; Technology</text:p>
            <text:p text:style-name="P49"><text:span text:style-name="T116">Bachelor of </text:span><text:span text:style-name="T118">Computer Science and Engineering</text:span><text:span text:style-name="T109"> </text:span></text:p>
            <text:p text:style-name="P48">CGPA: <text:span text:style-name="T72">3.77 </text:span><text:span text:style-name="T70">out of</text:span><text:span text:style-name="T69"> 4.00 </text:span><text:span text:style-name="T71">(Up to 7</text:span><text:span text:style-name="T84">th</text:span><text:span text:style-name="T71"> Semester)</text:span></text:p>
            <text:p text:style-name="P51"/>
          </table:table-cell>
        </table:table-row>
        <table:table-row table:style-name="Table5.2">
          <table:table-cell table:style-name="Table5.A1" office:value-type="string">
            <text:p text:style-name="P72">2010-<text:span text:style-name="T111">2011</text:span></text:p>
          </table:table-cell>
          <table:table-cell table:style-name="Table5.A1" office:value-type="string">
            <text:p text:style-name="P56">Alimuddin Degree College, Hatibandha, Lalmonirhat</text:p>
            <text:p text:style-name="P53"><text:span text:style-name="T116">Higher Secondary Certificate</text:span><text:span text:style-name="T110"> </text:span></text:p>
            <text:p text:style-name="P54">GPA: <text:span text:style-name="T72">5.00</text:span> out of 5.00 (Without 4<text:span text:style-name="T83">th</text:span> Subject)</text:p>
          </table:table-cell>
        </table:table-row>
        <table:table-row>
          <table:table-cell table:style-name="Table5.A1" office:value-type="string">
            <text:p text:style-name="P80">2008-2009</text:p>
          </table:table-cell>
          <table:table-cell table:style-name="Table5.A1" office:value-type="string">
            <text:p text:style-name="P56"><text:span text:style-name="T112">Parulia Schedule Caste Bi-Leteral High School and College</text:span>, Lalmonirhat</text:p>
            <text:p text:style-name="P53"><text:span text:style-name="T117">Secondary</text:span><text:span text:style-name="T116"> Secondary Certificate</text:span></text:p>
            <text:p text:style-name="P54">GPA: <text:span text:style-name="T72">5.00</text:span> out of 5.00 (Without 4<text:span text:style-name="T83">th</text:span> Subject)</text:p>
          </table:table-cell>
        </table:table-row>
      </table:table>
      <text:p text:style-name="P18"/>
      <text:p text:style-name="P26">Research</text:p>
      <text:p text:style-name="P5"/>
      <text:list xml:id="list8916229355542104874" text:style-name="L1">
        <text:list-item>
          <text:p text:style-name="P86"><text:span text:style-name="T55">Topic: </text:span><text:a xlink:type="simple" xlink:href="https://github.com/habibrahmanbd/PWPS" text:style-name="Internet_20_link" text:visited-style-name="Visited_20_Internet_20_Link"><text:span text:style-name="T46">Learning to Solve Percentage Word Problems by Parsing into Equations</text:span></text:a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3"><text:span text:style-name="T51"><text:s text:c="5"/></text:span><text:span text:style-name="T52">Field: </text:span><text:span text:style-name="T47">Natural Language Processing</text:span></text:p>
                              <text:p text:style-name="P93"><text:span text:style-name="T52"><text:s text:c="5"/></text:span><text:span text:style-name="T53">Undergraduate Research, CSE, RUE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><text:soft-page-break/>Achievements</text:p>
      <text:p text:style-name="P57"/>
      <text:list xml:id="list2241832766870373011" text:style-name="L2">
        <text:list-item>
          <text:p text:style-name="P115">ACM-ICPC Dhaka Regional-2016</text:p>
        </text:list-item>
      </text:list>
      <text:p text:style-name="P55"><text:s text:c="5"/>20<text:span text:style-name="T83">th</text:span> , Rajshahi Divisional Champion,</text:p>
      <text:p text:style-name="P55"><text:s text:c="5"/>Top 10 University Awards</text:p>
      <text:p text:style-name="P55"/>
      <text:list xml:id="list5562059810756010536" text:style-name="L3">
        <text:list-item>
          <text:p text:style-name="P116">IUPC, IUT Fest - 2016</text:p>
        </text:list-item>
      </text:list>
      <text:p text:style-name="P55"><text:s text:c="5"/>17<text:span text:style-name="T83">th</text:span> Position</text:p>
      <text:p text:style-name="P55"/>
      <text:list xml:id="list8151874568250959356" text:style-name="L4">
        <text:list-item>
          <text:p text:style-name="P117">IUPC, IEEE RUET, Student Branch</text:p>
        </text:list-item>
      </text:list>
      <text:p text:style-name="P55"><text:s text:c="5"/>2015, Runners Up</text:p>
      <text:p text:style-name="P55"/>
      <text:list xml:id="list5927662004980251965" text:style-name="L5">
        <text:list-item>
          <text:p text:style-name="P118">Intra University Day Programming Contest</text:p>
        </text:list-item>
      </text:list>
      <text:p text:style-name="P55"><text:s text:c="5"/>2014, 4<text:span text:style-name="T83">th</text:span> Position</text:p>
      <text:p text:style-name="P11"/>
      <text:p text:style-name="P27"><text:span text:style-name="T102">Work </text:span>Experience<text:span text:style-name="T95">s</text:span></text:p>
      <text:p text:style-name="P4"/>
      <text:list xml:id="list3633661056693365790" text:style-name="L6">
        <text:list-item>
          <text:p text:style-name="P94">Problem Setter and Judge</text:p>
          <text:list>
            <text:list-item>
              <text:list>
                <text:list-item>
                  <text:list>
                    <text:list-header>
                      <text:p text:style-name="P88"><text:span text:style-name="T23"><text:s text:c="5"/>“</text:span><text:a xlink:type="simple" xlink:href="https://devskill.com/ContestArchive/ContestDetail/f50e0987-bb32-cafc-6507-08d483a9caf8" text:style-name="Internet_20_link" text:visited-style-name="Visited_20_Internet_20_Link"><text:span text:style-name="T24">Devskill Coding Contest – 15</text:span></text:a>”</text:p>
                    </text:list-header>
                  </text:list>
                </text:list-item>
              </text:list>
            </text:list-item>
          </text:list>
        </text:list-item>
      </text:list>
      <text:list xml:id="list6018304641202299028" text:style-name="L7">
        <text:list-item>
          <text:p text:style-name="P122">Setting Problems for the contests</text:p>
        </text:list-item>
        <text:list-item>
          <text:p text:style-name="P123">Judging at the time of contest</text:p>
        </text:list-item>
      </text:list>
      <text:p text:style-name="P20"/>
      <text:list xml:id="list220951389653735" text:continue-list="list3633661056693365790" text:style-name="L6">
        <text:list-item>
          <text:p text:style-name="P119">Problem Setter and Judge</text:p>
          <text:list>
            <text:list-header>
              <text:p text:style-name="P89"><text:span text:style-name="T2"><text:s text:c="5"/>“</text:span><text:a xlink:type="simple" xlink:href="https://www.hackerrank.com/contests/codesmash-17" text:style-name="Internet_20_link" text:visited-style-name="Visited_20_Internet_20_Link"><text:span text:style-name="T10">Codesmash’17</text:span></text:a>”</text:p>
            </text:list-header>
            <text:list-item>
              <text:p text:style-name="P124"><text:span text:style-name="T67">Setting Problems for the </text:span><text:span text:style-name="T68">Fresher's </text:span><text:span text:style-name="T67">contests </text:span><text:span text:style-name="T68">held at RUET</text:span></text:p>
            </text:list-item>
            <text:list-item>
              <text:p text:style-name="P125">Judging at the time of contest</text:p>
              <text:p text:style-name="P101"/>
            </text:list-item>
          </text:list>
        </text:list-item>
      </text:list>
      <text:p text:style-name="P28">Competitive Coding <text:span text:style-name="T108">Activity</text:span></text:p>
      <text:p text:style-name="P6"/>
      <text:list xml:id="list6005629096528713941" text:style-name="L8">
        <text:list-item>
          <text:p text:style-name="P102">Participated in the <text:a xlink:type="simple" xlink:href="https://icpc.baylor.edu/ICPCID/ZRGSWBPI6H06" text:style-name="Internet_20_link" text:visited-style-name="Visited_20_Internet_20_Link"><text:span text:style-name="T79">ACM-ICPC</text:span></text:a> Dhaka Regional in 2016;</text:p>
        </text:list-item>
        <text:list-item>
          <text:p text:style-name="P90"><text:span text:style-name="T59">Participated in the </text:span><text:a xlink:type="simple" xlink:href="https://icpc.baylor.edu/ICPCID/ZRGSWBPI6H06" text:style-name="Internet_20_link" text:visited-style-name="Visited_20_Internet_20_Link"><text:span text:style-name="T48">N</text:span></text:a><text:a xlink:type="simple" xlink:href="https://icpc.baylor.edu/ICPCID/ZRGSWBPI6H06" text:style-name="Internet_20_link" text:visited-style-name="Visited_20_Internet_20_Link"><text:span text:style-name="T49">ational </text:span></text:a><text:a xlink:type="simple" xlink:href="https://icpc.baylor.edu/ICPCID/ZRGSWBPI6H06" text:style-name="Internet_20_link" text:visited-style-name="Visited_20_Internet_20_Link"><text:span text:style-name="T50">Collegiate</text:span></text:a><text:a xlink:type="simple" xlink:href="https://icpc.baylor.edu/ICPCID/ZRGSWBPI6H06" text:style-name="Internet_20_link" text:visited-style-name="Visited_20_Internet_20_Link"><text:span text:style-name="T49"> </text:span></text:a><text:a xlink:type="simple" xlink:href="https://icpc.baylor.edu/ICPCID/ZRGSWBPI6H06" text:style-name="Internet_20_link" text:visited-style-name="Visited_20_Internet_20_Link"><text:span text:style-name="T48">P</text:span></text:a><text:a xlink:type="simple" xlink:href="https://icpc.baylor.edu/ICPCID/ZRGSWBPI6H06" text:style-name="Internet_20_link" text:visited-style-name="Visited_20_Internet_20_Link"><text:span text:style-name="T49">rogramming </text:span></text:a><text:a xlink:type="simple" xlink:href="https://icpc.baylor.edu/ICPCID/ZRGSWBPI6H06" text:style-name="Internet_20_link" text:visited-style-name="Visited_20_Internet_20_Link"><text:span text:style-name="T48">C</text:span></text:a><text:a xlink:type="simple" xlink:href="https://icpc.baylor.edu/ICPCID/ZRGSWBPI6H06" text:style-name="Internet_20_link" text:visited-style-name="Visited_20_Internet_20_Link"><text:span text:style-name="T49">ontest</text:span></text:a><text:span text:style-name="T59"> in 2015 </text:span><text:span text:style-name="T60">and</text:span><text:span text:style-name="T59"> 2016;</text:span></text:p>
        </text:list-item>
        <text:list-item>
          <text:p text:style-name="P103">Runner <text:span text:style-name="T89">up</text:span> in the <text:span text:style-name="T72">IEEE RoboTour and Programming Contest</text:span> in 2015;</text:p>
        </text:list-item>
        <text:list-item>
          <text:p text:style-name="P104">Participated in the <text:span text:style-name="T72">IUT I</text:span><text:span text:style-name="T73">nter </text:span><text:span text:style-name="T72">U</text:span><text:span text:style-name="T73">niversity </text:span><text:span text:style-name="T72">P</text:span><text:span text:style-name="T73">rogramming </text:span><text:span text:style-name="T72">C</text:span><text:span text:style-name="T73">ontest</text:span> in 2016;</text:p>
        </text:list-item>
        <text:list-item>
          <text:p text:style-name="P104">Participated in the <text:span text:style-name="T72">BUET I</text:span><text:span text:style-name="T73">nter </text:span><text:span text:style-name="T72">U</text:span><text:span text:style-name="T73">niversity </text:span><text:span text:style-name="T72">P</text:span><text:span text:style-name="T73">rogramming </text:span><text:span text:style-name="T72">C</text:span><text:span text:style-name="T73">ontest</text:span> in 2015;</text:p>
        </text:list-item>
        <text:list-item>
          <text:p text:style-name="P105">Participated in the <text:span text:style-name="T72">RUET Intra University Programming Contest</text:span> in 2014;</text:p>
        </text:list-item>
        <text:list-item>
          <text:p text:style-name="P121"><text:span text:style-name="T11">Participated in </text:span><text:span text:style-name="T37">5</text:span><text:span text:style-name="T40">0</text:span><text:span text:style-name="T16">+</text:span><text:span text:style-name="T11"> contests in </text:span><text:a xlink:type="simple" xlink:href="http://codeforces.com/profile/habib_rahman" text:style-name="Internet_20_link" text:visited-style-name="Visited_20_Internet_20_Link"><text:span text:style-name="T91">Codeforces</text:span></text:a><text:span text:style-name="T12">, </text:span><text:span text:style-name="T11">Username: habib_</text:span><text:span text:style-name="T13">rahman</text:span><text:span text:style-name="T11">, Rating: 1448</text:span><text:span text:style-name="T12">;</text:span></text:p>
        </text:list-item>
        <text:list-item>
          <text:p text:style-name="P121"><text:span text:style-name="T11">Participated in </text:span><text:span text:style-name="T38">2</text:span><text:span text:style-name="T40">0</text:span><text:span text:style-name="T16">+</text:span><text:span text:style-name="T11"> contests in </text:span><text:a xlink:type="simple" xlink:href="https://www.codechef.com/users/habib_ruet" text:style-name="Internet_20_link" text:visited-style-name="Visited_20_Internet_20_Link"><text:span text:style-name="T19">Codechef</text:span></text:a><text:span text:style-name="T12">, </text:span><text:span text:style-name="T11">Username: habib_ruet, Rating: </text:span><text:span text:style-name="T14">1977</text:span><text:span text:style-name="T12">;</text:span></text:p>
        </text:list-item>
        <text:list-item>
          <text:p text:style-name="P91"><text:span text:style-name="T11">Participated in </text:span><text:span text:style-name="T41">15</text:span><text:span text:style-name="T16">+</text:span><text:span text:style-name="T11"> contests in </text:span><text:a xlink:type="simple" xlink:href="https://toph.co/u/habib_rahman" text:style-name="Internet_20_link" text:visited-style-name="Visited_20_Internet_20_Link"><text:span text:style-name="T25">Toph</text:span></text:a><text:span text:style-name="T12">, </text:span><text:span text:style-name="T11">Username: habib_r</text:span><text:span text:style-name="T21">ahman</text:span><text:span text:style-name="T12">;</text:span></text:p>
        </text:list-item>
        <text:list-item>
          <text:p text:style-name="P120"><text:span text:style-name="T76">S</text:span><text:span text:style-name="T75">olved </text:span><text:span text:style-name="T80">19</text:span><text:span text:style-name="T81">5</text:span><text:span text:style-name="T78">+</text:span><text:span text:style-name="T75"> Problems in </text:span><text:a xlink:type="simple" xlink:href="http://lightoj.com/volume_userstat.php?user_id=9823" text:style-name="Internet_20_link" text:visited-style-name="Visited_20_Internet_20_Link"><text:span text:style-name="T77">Light OJ</text:span></text:a><text:span text:style-name="T75">, User ID: 9823;</text:span></text:p>
        </text:list-item>
        <text:list-item>
          <text:p text:style-name="P92"><text:span text:style-name="T15">Solved </text:span><text:span text:style-name="T39">17</text:span><text:span text:style-name="T42">5</text:span><text:span text:style-name="T20">+</text:span><text:span text:style-name="T15"> </text:span><text:span text:style-name="T16">Problems in </text:span><text:a xlink:type="simple" xlink:href="http://uhunt.felix-halim.net/id/234262" text:style-name="Internet_20_link" text:visited-style-name="Visited_20_Internet_20_Link"><text:span text:style-name="T17">Uva </text:span></text:a><text:a xlink:type="simple" xlink:href="http://uhunt.felix-halim.net/id/234262" text:style-name="Internet_20_link" text:visited-style-name="Visited_20_Internet_20_Link"><text:span text:style-name="T92">Online Judge</text:span></text:a><text:span text:style-name="T18">, </text:span><text:span text:style-name="T20">User ID: 234262</text:span></text:p>
        </text:list-item>
        <text:list-item>
          <text:p text:style-name="P113"><text:span text:style-name="T104">S</text:span><text:span text:style-name="T103">olved </text:span><text:span text:style-name="T106">2</text:span><text:span text:style-name="T107">5</text:span><text:span text:style-name="T105">+ Problems in </text:span><text:a xlink:type="simple" xlink:href="http://www.spoj.com/users/habib_rahman/" text:style-name="Internet_20_link" text:visited-style-name="Visited_20_Internet_20_Link"><text:span text:style-name="T93">SPOJ</text:span></text:a><text:span text:style-name="T105">, Username: habib_rahman</text:span></text:p>
        </text:list-item>
      </text:list>
      <text:p text:style-name="P21"/>
      <text:p text:style-name="P30">Technical Skills</text:p>
      <text:p text:style-name="P35"/>
      <text:p text:style-name="P12">Linux (Ubuntu <text:span text:style-name="T86">16.04 LTS</text:span>), <text:span text:style-name="T1">Windows 10 Pro, Eclipse, Netbeans, CodeBlocks, Spyder, SublimeText, gedit etc.</text:span></text:p>
      <text:p text:style-name="P29"><text:soft-page-break/><text:span text:style-name="T113">Academic </text:span>Projects</text:p>
      <text:p text:style-name="P7"/>
      <text:list xml:id="list1773977159325343633" text:style-name="L9">
        <text:list-item>
          <text:p text:style-name="P96"><text:a xlink:type="simple" xlink:href="https://github.com/habibrahmanbd/BanglaPDFtoBanglaDOC" text:style-name="Internet_20_link" text:visited-style-name="Visited_20_Internet_20_Link"><text:span text:style-name="T74">Bangla PDF to Bangla DOC Converter</text:span></text:a></text:p>
          <text:p text:style-name="P106"><text:s text:c="5"/>Year: 2017, Language: JAVA</text:p>
        </text:list-item>
      </text:list>
      <text:p text:style-name="P19"><text:s text:c="5"/>“Software to Convert PDF to DOC for Bangla <text:s text:c="2"/>Language”</text:p>
      <text:p text:style-name="P13"/>
      <text:list xml:id="list8206933399050960906" text:style-name="L10">
        <text:list-item>
          <text:p text:style-name="P97"><text:a xlink:type="simple" xlink:href="https://github.com/habibrahmanbd/onlinelabsystem" text:style-name="Internet_20_link" text:visited-style-name="Visited_20_Internet_20_Link"><text:span text:style-name="T74">Online Judging System</text:span></text:a></text:p>
          <text:p text:style-name="P107"><text:s text:c="6"/>Year: 2015, Language: HTML, CSS &amp; PHP</text:p>
          <text:p text:style-name="P110"><text:s text:c="5"/>“Online ju<text:span text:style-name="T82">dg</text:span>e for programming contest and problem solving”</text:p>
        </text:list-item>
      </text:list>
      <text:p text:style-name="P14"/>
      <text:list xml:id="list8850211390503427073" text:style-name="L11">
        <text:list-item>
          <text:p text:style-name="P98"><text:a xlink:type="simple" xlink:href="https://github.com/habibrahmanbd/nirob-blood-app/" text:style-name="Internet_20_link" text:visited-style-name="Visited_20_Internet_20_Link"><text:span text:style-name="T74">Blood Bank Management</text:span></text:a></text:p>
          <text:p text:style-name="P108"><text:s text:c="5"/>Year: 2014, Language: JAVA</text:p>
          <text:p text:style-name="P111"><text:s text:c="5"/>“Software for Blood Bank Management”</text:p>
        </text:list-item>
      </text:list>
      <text:p text:style-name="P15"/>
      <text:list xml:id="list4166971401011569964" text:style-name="L12">
        <text:list-item>
          <text:p text:style-name="P99"><text:a xlink:type="simple" xlink:href="https://github.com/habibrahmanbd/Game-Rakhal-v1.0/" text:style-name="Internet_20_link" text:visited-style-name="Visited_20_Internet_20_Link"><text:span text:style-name="T74">Game Rakhal</text:span></text:a></text:p>
          <text:p text:style-name="P109"><text:s text:c="5"/>Year: 2014, Language: JAVA</text:p>
          <text:p text:style-name="P112"><text:s text:c="5"/>“Interesting Desktop Game”</text:p>
          <text:p text:style-name="P95"/>
        </text:list-item>
        <text:list-item>
          <text:p text:style-name="P100"><text:a xlink:type="simple" xlink:href="https://github.com/habibrahmanbd/dailyCalorieCalculator" text:style-name="Internet_20_link" text:visited-style-name="Visited_20_Internet_20_Link"><text:span text:style-name="T74">Daily Calorie Calculator</text:span></text:a></text:p>
          <text:p text:style-name="P109"><text:s text:c="5"/>Year: 2014, Language: JAVA</text:p>
          <text:p text:style-name="P112"><text:s text:c="5"/>“Application for calculation of daily Life Calorie”</text:p>
        </text:list-item>
      </text:list>
      <text:p text:style-name="P22"/>
      <text:p text:style-name="P45">Language Activit<text:span text:style-name="T97">y</text:span></text:p>
      <text:p text:style-name="P5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9">C++</text:p>
          </table:table-cell>
          <table:table-cell table:style-name="Table1.B1" office:value-type="string">
            <text:p text:style-name="P41"><draw:custom-shape text:anchor-type="paragraph" draw:z-index="5" draw:name="Shape1" draw:style-name="gr1" draw:text-style-name="P126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127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74">Java</text:p>
          </table:table-cell>
          <table:table-cell table:style-name="Table1.B1" office:value-type="string">
            <text:p text:style-name="P42"><draw:custom-shape text:anchor-type="paragraph" draw:z-index="7" draw:name="Shape1" draw:style-name="gr1" draw:text-style-name="P126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127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75">Python</text:p>
          </table:table-cell>
          <table:table-cell table:style-name="Table1.B1" office:value-type="string">
            <text:p text:style-name="P42"><draw:custom-shape text:anchor-type="paragraph" draw:z-index="9" draw:name="Shape1" draw:style-name="gr1" draw:text-style-name="P126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127" svg:x1="0.078in" svg:y1="0.0799in" svg:x2="1.5315in" svg:y2="0.0799in"><text:p/></draw:line></text:p>
          </table:table-cell>
        </table:table-row>
        <table:table-row>
          <table:table-cell table:style-name="Table1.A1" office:value-type="string">
            <text:p text:style-name="P76">PHP</text:p>
          </table:table-cell>
          <table:table-cell table:style-name="Table1.B1" office:value-type="string">
            <text:p text:style-name="P42"><draw:custom-shape text:anchor-type="paragraph" draw:z-index="11" draw:name="Shape1" draw:style-name="gr1" draw:text-style-name="P126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127" svg:x1="0.078in" svg:y1="0.0795in" svg:x2="1.5972in" svg:y2="0.0795in"><text:p/></draw:line></text:p>
          </table:table-cell>
        </table:table-row>
        <table:table-row table:style-name="Table1.5">
          <table:table-cell table:style-name="Table1.A1" office:value-type="string">
            <text:p text:style-name="P77">C#</text:p>
          </table:table-cell>
          <table:table-cell table:style-name="Table1.B1" office:value-type="string">
            <text:p text:style-name="P42"><draw:custom-shape text:anchor-type="paragraph" draw:z-index="13" draw:name="Shape1" draw:style-name="gr1" draw:text-style-name="P126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127" svg:x1="0.0717in" svg:y1="0.0791in" svg:x2="1.3232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78">MySQL</text:p>
          </table:table-cell>
          <table:table-cell table:style-name="Table1.B1" office:value-type="string">
            <text:p text:style-name="P42"><draw:custom-shape text:anchor-type="paragraph" draw:z-index="15" draw:name="Shape1" draw:style-name="gr1" draw:text-style-name="P126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127" svg:x1="0.0811in" svg:y1="0.0791in" svg:x2="2.0421in" svg:y2="0.0791in"><text:p/></draw:line></text:p>
          </table:table-cell>
        </table:table-row>
      </table:table>
      <text:p text:style-name="P23"/>
      <text:p text:style-name="P24">Profiles</text:p>
      <text:p text:style-name="P1"/>
      <text:p text:style-name="P36"><text:a xlink:type="simple" xlink:href="https://linkedin.com/in/habibrahmanbd/" text:style-name="Internet_20_link" text:visited-style-name="Visited_20_Internet_20_Link"><text:span text:style-name="T66">LinkedIn</text:span></text:a><text:span text:style-name="T4"> </text:span><text:span text:style-name="T33">|</text:span><text:span text:style-name="T4"> </text:span><text:a xlink:type="simple" xlink:href="https://icpc.baylor.edu/ICPCID/ZRGSWBPI6H06" text:style-name="Internet_20_link" text:visited-style-name="Visited_20_Internet_20_Link"><text:span text:style-name="T66">ICPCID</text:span></text:a><text:span text:style-name="T4"> </text:span><text:span text:style-name="T33">|</text:span><text:span text:style-name="T4"> </text:span><text:a xlink:type="simple" xlink:href="https://github.com/habibrahmanbd" text:style-name="Internet_20_link" text:visited-style-name="Visited_20_Internet_20_Link"><text:span text:style-name="T5">Github</text:span></text:a><text:span text:style-name="T26"> </text:span><text:span text:style-name="T34">|</text:span><text:span text:style-name="T28"> </text:span><text:a xlink:type="simple" xlink:href="http://blog.habib.tech/" text:style-name="Internet_20_link" text:visited-style-name="Visited_20_Internet_20_Link"><text:span text:style-name="T5">Blog</text:span></text:a><text:span text:style-name="T26"> </text:span><text:span text:style-name="T35">| </text:span><text:a xlink:type="simple" xlink:href="http://codeforces.com/profile/habib_rahman" text:style-name="Internet_20_link" text:visited-style-name="Visited_20_Internet_20_Link"><text:span text:style-name="T6">Codeforces</text:span></text:a></text:p>
      <text:p text:style-name="P37"><text:a xlink:type="simple" xlink:href="https://www.codechef.com/users/habib_ruet" text:style-name="Internet_20_link" text:visited-style-name="Visited_20_Internet_20_Link"><text:span text:style-name="T6">Codechef</text:span></text:a><text:span text:style-name="T29"> </text:span><text:span text:style-name="T43">|</text:span><text:span text:style-name="T32"> </text:span><text:a xlink:type="simple" xlink:href="http://uhunt.felix-halim.net/id/234262" text:style-name="Internet_20_link" text:visited-style-name="Visited_20_Internet_20_Link"><text:span text:style-name="T7">Uva Online Judge</text:span></text:a><text:span text:style-name="T26"> </text:span><text:span text:style-name="T36">|</text:span><text:span text:style-name="T30"> </text:span><text:a xlink:type="simple" xlink:href="https://toph.co/u/habib_rahman" text:style-name="Internet_20_link" text:visited-style-name="Visited_20_Internet_20_Link"><text:span text:style-name="T8">Toph</text:span></text:a><text:span text:style-name="T26"> </text:span><text:span text:style-name="T44">|</text:span><text:span text:style-name="T31"> </text:span><text:a xlink:type="simple" xlink:href="http://lightoj.com/volume_userstat.php?user_id=9823" text:style-name="Internet_20_link" text:visited-style-name="Visited_20_Internet_20_Link"><text:span text:style-name="T17">Light OJ</text:span></text:a><text:span text:style-name="T9"> </text:span><text:span text:style-name="T45">|</text:span><text:span text:style-name="T22"> </text:span><text:a xlink:type="simple" xlink:href="http://www.spoj.com/users/habib_rahman/" text:style-name="Internet_20_link" text:visited-style-name="Visited_20_Internet_20_Link"><text:span text:style-name="T90">SPOJ</text:span></text:a></text:p>
      <text:p text:style-name="P33"/>
      <text:p text:style-name="P34"><text:span text:style-name="T87">Language</text:span><text:span text:style-name="T88">s</text:span></text:p>
      <text:p text:style-name="P2"/>
      <text:list xml:id="list6306184406193176738" text:style-name="L13">
        <text:list-item>
          <text:p text:style-name="P87"><text:span text:style-name="T62">English</text:span></text:p>
        </text:list-item>
        <text:list-item>
          <text:p text:style-name="P114"><text:span text:style-name="T63">B</text:span><text:span text:style-name="T61">angla</text:span></text:p>
        </text:list-item>
      </text:list>
      <text:p text:style-name="P9"/>
      <text:p text:style-name="P9"/>
      <text:p text:style-name="P31">Personal Details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1">Name</text:p>
          </table:table-cell>
          <table:table-cell table:style-name="Table2.A1" office:value-type="string">
            <text:p text:style-name="P66">: Habibur Rahman</text:p>
          </table:table-cell>
        </table:table-row>
        <text:soft-page-break/>
        <table:table-row>
          <table:table-cell table:style-name="Table2.A1" office:value-type="string">
            <text:p text:style-name="P82">Father’s Name</text:p>
          </table:table-cell>
          <table:table-cell table:style-name="Table2.A1" office:value-type="string">
            <text:p text:style-name="P68">: Mozibar Rahman</text:p>
          </table:table-cell>
        </table:table-row>
        <table:table-row>
          <table:table-cell table:style-name="Table2.A1" office:value-type="string">
            <text:p text:style-name="P82">Gender:</text:p>
          </table:table-cell>
          <table:table-cell table:style-name="Table2.A1" office:value-type="string">
            <text:p text:style-name="P68">: Male</text:p>
          </table:table-cell>
        </table:table-row>
        <table:table-row>
          <table:table-cell table:style-name="Table2.A1" office:value-type="string">
            <text:p text:style-name="P85"><text:span text:style-name="T72">Marital Status</text:span> </text:p>
          </table:table-cell>
          <table:table-cell table:style-name="Table2.A1" office:value-type="string">
            <text:p text:style-name="P66">: Unmarried</text:p>
          </table:table-cell>
        </table:table-row>
        <table:table-row>
          <table:table-cell table:style-name="Table2.A1" office:value-type="string">
            <text:p text:style-name="P81">Date of Birth</text:p>
          </table:table-cell>
          <table:table-cell table:style-name="Table2.A1" office:value-type="string">
            <text:p text:style-name="P66">: 26<text:span text:style-name="T85">th</text:span><text:span text:style-name="T114"> September, </text:span>1993</text:p>
          </table:table-cell>
        </table:table-row>
        <table:table-row>
          <table:table-cell table:style-name="Table2.A1" office:value-type="string">
            <text:p text:style-name="P81">Nationality</text:p>
          </table:table-cell>
          <table:table-cell table:style-name="Table2.A1" office:value-type="string">
            <text:p text:style-name="P66">: Bangladeshi</text:p>
          </table:table-cell>
        </table:table-row>
        <table:table-row table:style-name="Table2.7">
          <table:table-cell table:style-name="Table2.A1" office:value-type="string">
            <text:p text:style-name="P83">Current Address</text:p>
          </table:table-cell>
          <table:table-cell table:style-name="Table2.A1" office:value-type="string">
            <text:p text:style-name="P67">: Room #116, Bangabandhu Sheikh Mujibur Rahman Hall, RUET, Rajshahi-6204, Bangladesh</text:p>
          </table:table-cell>
        </table:table-row>
        <table:table-row table:style-name="Table2.8">
          <table:table-cell table:style-name="Table2.A1" office:value-type="string">
            <text:p text:style-name="P83">Permanent Address</text:p>
          </table:table-cell>
          <table:table-cell table:style-name="Table2.A1" office:value-type="string">
            <text:p text:style-name="P67">: Village: South Parulia, PO: South Parulia, Upazilla: Hatibandha, Zilla: Lalmonirhat</text:p>
          </table:table-cell>
        </table:table-row>
        <table:table-row table:style-name="Table2.9">
          <table:table-cell table:style-name="Table2.A1" office:value-type="string">
            <text:p text:style-name="P84">Mobile No.</text:p>
          </table:table-cell>
          <table:table-cell table:style-name="Table2.A1" office:value-type="string">
            <text:p text:style-name="P69">: 01739834866</text:p>
          </table:table-cell>
        </table:table-row>
      </table:table>
      <text:p text:style-name="P10"/>
      <text:p text:style-name="P10"/>
      <text:p text:style-name="P32">Reference<text:span text:style-name="T115">s</text:span>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0">Barshon Sen,</text:p>
            <text:p text:style-name="P70">Lecturer,</text:p>
            <text:p text:style-name="P70">Computer Science &amp; Engineering,</text:p>
            <text:p text:style-name="P70">Rajshahi University of Engineering and Technology.</text:p>
            <text:p text:style-name="P71">E-mail: <text:span text:style-name="T98">sen.barshon@gmail.com</text:span></text:p>
            <text:p text:style-name="P71">Cell: <text:span text:style-name="T98">+88 01672 340 091</text:span></text:p>
          </table:table-cell>
          <table:table-cell table:style-name="Table3.A1" office:value-type="string">
            <text:p text:style-name="P1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8ae234" draw:end-color="#000000" draw:start-intensity="100%" draw:end-intensity="100%" draw:angle="1800" draw:border="0%"/>
    <draw:gradient draw:name="Gradient_20_3" draw:display-name="Gradient 3" draw:style="ellipsoid" draw:cx="50%" draw:cy="50%" draw:start-color="#8ae234" draw:end-color="#000000" draw:start-intensity="100%" draw:end-intensity="100%" draw:angle="1800" draw:border="0%"/>
    <draw:gradient draw:name="Gradient_20_4" draw:display-name="Gradient 4" draw:style="rectangular" draw:cx="50%" draw:cy="50%" draw:start-color="#8ae234" draw:end-color="#000000" draw:start-intensity="100%" draw:end-intensity="100%" draw:angle="1800" draw:border="0%"/>
    <draw:gradient draw:name="Tango_20_Green" draw:display-name="Tango Green" draw:style="linear" draw:start-color="#8ae234" draw:end-color="#000000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C0729D6EA628304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23:34.446486499</meta:creation-date>
    <dc:date>2017-10-25T22:09:50.333823422</dc:date>
    <meta:editing-duration>PT6H36M</meta:editing-duration>
    <meta:editing-cycles>255</meta:editing-cycles>
    <meta:generator>LibreOffice/5.1.6.2$Linux_X86_64 LibreOffice_project/10m0$Build-2</meta:generator>
    <meta:document-statistic meta:table-count="4" meta:image-count="5" meta:object-count="0" meta:page-count="4" meta:paragraph-count="118" meta:word-count="626" meta:character-count="4064" meta:non-whitespace-character-count="3497"/>
  </office:meta>
</office:document-meta>
</file>